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45in" svg:x="0.1768in" svg:y="0.053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string" office:string-value="" calcext:value-type="error">
            <text:p>#DIV/0!</text:p>
          </table:table-cell>
          <table:table-cell table:formula="of:=[.J48]/ 100" office:value-type="float" office:value="0" calcext:value-type="float">
            <text:p>0</text:p>
          </table:table-cell>
          <table:table-cell table:formula="of:=[.L4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H49]/[.G4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H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0" calcext:value-type="float">
            <text:p>0</text:p>
          </table:table-cell>
          <table:table-cell table:formula="of:=SUM([.K50] /[.J50])" office:value-type="string" office:string-value="" calcext:value-type="error">
            <text:p>#DIV/0!</text:p>
          </table:table-cell>
          <table:table-cell table:formula="of:=[.J50]/ 100" office:value-type="float" office:value="0" calcext:value-type="float">
            <text:p>0</text:p>
          </table:table-cell>
          <table:table-cell table:formula="of:=[.L5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H51]/[.G5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/>
          <table:table-cell table:formula="of:=[.H52]/[.G52]" office:value-type="percentage" office:value="0" calcext:value-type="percentage">
            <text:p>0.00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184" calcext:value-type="float">
            <text:p>184</text:p>
          </table:table-cell>
          <table:table-cell table:formula="of:=SUM([.K52] /[.J52])" office:value-type="percentage" office:value="0.0131880733944954" calcext:value-type="percentage">
            <text:p>1.32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131.880733944954" calcext:value-type="float">
            <text:p>131.8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34340" calcext:value-type="float">
            <text:p>334340</text:p>
          </table:table-cell>
          <table:table-cell table:style-name="ce1" table:formula="of:=SUM([.H3:.H65])" office:value-type="float" office:value="2338" calcext:value-type="float">
            <text:p>2338</text:p>
          </table:table-cell>
          <table:table-cell table:formula="of:=[.H67]/[.G67]" office:value-type="percentage" office:value="0.00699288149787641" calcext:value-type="percentage">
            <text:p>0.7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18:53.29947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16T12:19:41.985872224</dc:date>
    <meta:editing-duration>P2DT17H29M31S</meta:editing-duration>
    <meta:editing-cycles>151</meta:editing-cycles>
    <meta:generator>LibreOffice/6.4.7.2$Linux_X86_64 LibreOffice_project/40$Build-2</meta:generator>
    <meta:document-statistic meta:table-count="2" meta:cell-count="129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184">
                <text:p>184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131.880733944954">
                <text:p>131.880733944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